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082B8FCC072744785FD.jpg" manifest:media-type="image/jpeg"/>
  <manifest:file-entry manifest:full-path="Pictures/10000000000000DD0000002AE3CBA81789B85F3B.png" manifest:media-type="image/png"/>
  <manifest:file-entry manifest:full-path="Pictures/10000201000003E8000003E8220A197556ADB8E8.png" manifest:media-type="image/png"/>
  <manifest:file-entry manifest:full-path="Pictures/10000201000001DA000000F8E2F0A4ED4235F907.png" manifest:media-type="image/png"/>
  <manifest:file-entry manifest:full-path="Pictures/10000201000003E80000012734480D4FFD17F6B0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text:tab/><text:tab/><text:tab/><text:tab/><text:tab/><text:tab/><text:tab/><text:tab/>int</text:p>
                <text:p text:style-name="P9">dato_flotante = 943.0<text:tab/><text:tab/><text:tab/><text:tab/><text:tab/><text:tab/><text:tab/>float</text:p>
                <text:p text:style-name="P9">dato_completo = 943 + 943j<text:tab/><text:tab/><text:tab/><text:tab/>complex</text:p>
                <text:p text:style-name="P9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 /</text:p>
                <text:p>División entera //<text:tab/><text:tab/><text:tab/><text:tab/><text:tab/>Módulo %</text:p>
                <text:p>Potenciación ** o pow(x,y)<text:tab/><text:tab/><text:tab/><text:tab/></text:p>
                <text:p/>
              </text:list-header>
            </text:list>
          </draw:text-box>
        </draw:frame>
        <draw:frame draw:style-name="gr6" draw:text-style-name="P10" draw:layer="layout" svg:width="13.763cm" svg:height="7.201cm" svg:x="6.889cm" svg:y="12.885cm">
          <draw:image xlink:href="Pictures/10000201000001DA000000F8E2F0A4ED4235F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297cm" svg:y="1.971cm" presentation:class="title" presentation:user-transformed="true">
          <draw:text-box>
            <text:p>Ejemplo</text:p>
          </draw:text-box>
        </draw:frame>
        <draw:frame presentation:style-name="pr7" draw:layer="layout" svg:width="25.199cm" svg:height="12.18cm" svg:x="1.366cm" svg:y="5.773cm" presentation:class="outline" presentation:user-transformed="true">
          <draw:text-box>
            <text:list text:style-name="L2">
              <text:list-header>
                <text:p text:style-name="P6">Cree un programa que permita el ingreso de un número entero de dos dígitos. Su programa deberá dividir el número en dígitos y mostrarlos por pantalla.</text:p>
                <text:p/>
              </text:list-header>
            </text:list>
          </draw:text-box>
        </draw:frame>
        <draw:frame draw:style-name="gr6" draw:text-style-name="P10" draw:layer="layout" svg:width="10.405cm" svg:height="1.976cm" svg:x="8.651cm" svg:y="12.594cm">
          <draw:image xlink:href="Pictures/10000000000000DD0000002AE3CBA81789B85F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65cm" svg:y="1.903cm" presentation:class="title" presentation:user-transformed="true">
          <draw:text-box>
            <text:p>Funciones para redondear</text:p>
          </draw:text-box>
        </draw:frame>
        <draw:frame presentation:style-name="pr7" draw:layer="layout" svg:width="25.199cm" svg:height="12.18cm" svg:x="1.434cm" svg:y="5.154cm" presentation:class="outline" presentation:user-transformed="true">
          <draw:text-box>
            <text:list text:style-name="L2">
              <text:list-header>
                <text:p>round(4,29)<text:tab/><text:tab/><text:tab/><text:tab/><text:tab/><text:tab/>round(8,87)</text:p>
                <text:p>&gt;&gt;4<text:tab/><text:tab/><text:tab/><text:tab/><text:tab/><text:tab/><text:tab/><text:tab/><text:tab/>&gt;&gt;9</text:p>
                <text:p/>
                <text:p>from math import floor<text:tab/><text:tab/>from math import ceil</text:p>
                <text:p>floor(5.89)<text:tab/><text:tab/><text:tab/><text:tab/><text:tab/><text:tab/>ceil(9.11)</text:p>
                <text:p>&gt;&gt;5<text:tab/><text:tab/><text:tab/><text:tab/><text:tab/><text:tab/><text:tab/><text:tab/><text:tab/>&gt;&gt;10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31cm" svg:y="1.627cm" presentation:class="title" presentation:user-transformed="true">
          <draw:text-box>
            <text:p>Más tipos de datos</text:p>
          </draw:text-box>
        </draw:frame>
        <draw:frame presentation:style-name="pr7" draw:layer="layout" svg:width="25.199cm" svg:height="15.387cm" svg:x="1.537cm" svg:y="5.292cm" presentation:class="outline" presentation:user-transformed="true">
          <draw:text-box>
            <text:list text:style-name="L2">
              <text:list-header>
                <text:p>Otros tipos de datos nuevos son:</text:p>
                <text:p>True, False<text:tab/><text:tab/><text:tab/><text:tab/><text:tab/><text:tab/><text:tab/><text:tab/><text:tab/><text:tab/>Boolean</text:p>
                <text:p>cadena = “curos de python”<text:tab/><text:tab/><text:tab/><text:tab/>String</text:p>
                <text:p/>
                <text:p>Concatenar string</text:p>
                <text:p>cadena = “curos de python”<text:tab/></text:p>
                <text:p>s = “aqui”</text:p>
                <text:p>print(cadena+” ”+s)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2.209cm" presentation:class="title" presentation:user-transformed="true">
          <draw:text-box>
            <text:p>Asignar valores de forma simultánea</text:p>
          </draw:text-box>
        </draw:frame>
        <draw:frame presentation:style-name="pr7" draw:layer="layout" svg:width="25.199cm" svg:height="12.788cm" svg:x="1.436cm" svg:y="6.11cm" presentation:class="outline" presentation:user-transformed="true">
          <draw:text-box>
            <text:list text:style-name="L2">
              <text:list-header>
                <text:p>a,b = 2,4</text:p>
                <text:p>cadena = “hola”</text:p>
                <text:p>flotante = 1.5<text:tab/></text:p>
                <text:p/>
                <text:p>print (“Entero: %d” % a)</text:p>
                <text:p>print (“Cadena: %s” % cadena)</text:p>
                <text:p>print (“Decimal: %f” % flotante)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08T19:42:53.844505712</dc:date>
    <meta:editing-duration>PT2H27M4S</meta:editing-duration>
    <meta:editing-cycles>27</meta:editing-cycles>
    <meta:document-statistic meta:object-count="81"/>
  </office:meta>
</office:document-meta>
</file>